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utura (Light)" svg:font-family="'Futura (Light)'" style:font-pitch="variable"/>
    <style:font-face style:name="Futura Std" svg:font-family="'Futura Std'" style:font-pitch="variable"/>
    <style:font-face style:name="Liberation Serif1" svg:font-family="'Liberation Serif'" style:font-pitch="variable"/>
    <style:font-face style:name="Mephisto™" svg:font-family="Mephis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office:font-face-decls>
  <office:automatic-styles>
    <style:style style:name="P1" style:family="paragraph" style:parent-style-name="Footer">
      <style:text-properties style:font-name="Futura Std" officeooo:rsid="002fb127" officeooo:paragraph-rsid="002fb127"/>
    </style:style>
    <style:style style:name="P2" style:family="paragraph" style:parent-style-name="Footer">
      <style:paragraph-properties fo:text-align="center" style:justify-single-word="false"/>
      <style:text-properties style:font-name="Futura Std" officeooo:paragraph-rsid="00356139"/>
    </style:style>
    <style:style style:name="P3" style:family="paragraph" style:parent-style-name="Table_20_Contents">
      <style:paragraph-properties fo:text-align="end" style:justify-single-word="false"/>
      <style:text-properties style:font-name="Futura Std" officeooo:rsid="002eae5b" officeooo:paragraph-rsid="01957581"/>
    </style:style>
    <style:style style:name="P4" style:family="paragraph" style:parent-style-name="Table_20_Contents">
      <style:paragraph-properties fo:text-align="start" style:justify-single-word="false"/>
      <style:text-properties style:font-name="Futura Std" fo:font-size="12pt" officeooo:paragraph-rsid="0049c513" style:font-size-asian="12pt" style:font-size-complex="12pt"/>
    </style:style>
    <style:style style:name="P5" style:family="paragraph" style:parent-style-name="Table_20_Contents">
      <style:paragraph-properties fo:text-align="end" style:justify-single-word="false"/>
      <style:text-properties style:font-name="Futura Std" fo:font-size="12pt" officeooo:paragraph-rsid="0049c513" style:font-size-asian="12pt" style:font-size-complex="12pt"/>
    </style:style>
    <style:style style:name="P6" style:family="paragraph" style:parent-style-name="Table_20_Contents">
      <style:paragraph-properties fo:text-align="end" style:justify-single-word="false"/>
      <style:text-properties officeooo:rsid="00161285" officeooo:paragraph-rsid="00161285"/>
    </style:style>
    <style:style style:name="P7" style:family="paragraph" style:parent-style-name="Table_20_Contents">
      <style:paragraph-properties fo:text-align="end" style:justify-single-word="false"/>
      <style:text-properties officeooo:paragraph-rsid="0049c513"/>
    </style:style>
    <style:style style:name="P8" style:family="paragraph" style:parent-style-name="Standard">
      <style:text-properties officeooo:paragraph-rsid="00161285"/>
    </style:style>
    <style:style style:name="P9" style:family="paragraph" style:parent-style-name="Standard">
      <style:paragraph-properties fo:text-align="start" style:justify-single-word="false"/>
      <style:text-properties fo:color="#ffffff" style:font-name="Futura (Light)" fo:font-style="normal" fo:font-weight="bold" officeooo:rsid="0212cbda" officeooo:paragraph-rsid="02138909" style:font-style-asian="normal" style:font-weight-asian="bold" style:font-style-complex="normal" style:font-weight-complex="bold"/>
    </style:style>
    <style:style style:name="P10" style:family="paragraph" style:parent-style-name="Standard">
      <style:paragraph-properties fo:text-align="center" style:justify-single-word="false"/>
      <style:text-properties fo:color="#ffffff" style:font-name="Futura Std" fo:font-style="normal" fo:font-weight="bold" officeooo:rsid="001a8f65" officeooo:paragraph-rsid="001a8f65" style:font-style-asian="normal" style:font-weight-asian="bold" style:font-style-complex="normal" style:font-weight-complex="bold"/>
    </style:style>
    <style:style style:name="P11" style:family="paragraph" style:parent-style-name="Standard">
      <style:paragraph-properties fo:text-align="center" style:justify-single-word="false"/>
      <style:text-properties fo:color="#ffffff" style:font-name="Futura Std" fo:font-style="normal" fo:font-weight="bold" officeooo:rsid="0022e0c4" officeooo:paragraph-rsid="0022e0c4" style:font-style-asian="normal" style:font-weight-asian="bold" style:font-style-complex="normal" style:font-weight-complex="bold"/>
    </style:style>
    <style:style style:name="P12" style:family="paragraph" style:parent-style-name="Standard">
      <style:paragraph-properties fo:text-align="center" style:justify-single-word="false"/>
      <style:text-properties fo:color="#ffffff" style:font-name="Futura Std" fo:font-style="normal" fo:font-weight="bold" officeooo:rsid="0023ee9b" officeooo:paragraph-rsid="0023ee9b" style:font-style-asian="normal" style:font-weight-asian="bold" style:font-style-complex="normal" style:font-weight-complex="bold"/>
    </style:style>
    <style:style style:name="P13" style:family="paragraph" style:parent-style-name="Standard">
      <style:text-properties style:font-name="Futura Std"/>
    </style:style>
    <style:style style:name="P14" style:family="paragraph" style:parent-style-name="Standard">
      <style:text-properties style:font-name="Futura Std" officeooo:rsid="001a5dd1"/>
    </style:style>
    <style:style style:name="P15" style:family="paragraph" style:parent-style-name="Standard">
      <style:paragraph-properties fo:text-align="justify" style:justify-single-word="false"/>
      <style:text-properties style:font-name="Futura Std" fo:font-size="12pt" fo:font-style="normal" fo:font-weight="bold" officeooo:rsid="01957581" officeooo:paragraph-rsid="01957581"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Futura Std" fo:font-size="12pt" fo:font-style="normal" fo:font-weight="normal" officeooo:rsid="00356139" officeooo:paragraph-rsid="0049c513"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Futura Std" fo:font-size="12pt" fo:font-style="normal" fo:font-weight="normal" officeooo:rsid="00356139" officeooo:paragraph-rsid="003a9202"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Futura Std" fo:font-size="12pt" fo:font-style="normal" fo:font-weight="normal" officeooo:rsid="00356139" officeooo:paragraph-rsid="00508c18"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Futura Std" fo:font-size="12pt" fo:font-style="normal" fo:font-weight="normal" officeooo:rsid="00356139" officeooo:paragraph-rsid="01958e9d"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Futura Std" fo:font-size="12pt" fo:font-style="normal" fo:font-weight="normal" officeooo:rsid="018579fa" officeooo:paragraph-rsid="003e1761"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Futura Std" fo:font-size="12pt" fo:font-style="normal" fo:font-weight="normal" officeooo:rsid="01958e9d" officeooo:paragraph-rsid="003e1761"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Futura Std" fo:font-size="12pt" fo:font-style="normal" fo:font-weight="normal" officeooo:rsid="01958e9d" officeooo:paragraph-rsid="01958e9d"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Futura Std" fo:font-size="12pt" fo:font-style="normal" fo:font-weight="normal" officeooo:rsid="019c5908" officeooo:paragraph-rsid="019a5fa3"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Futura Std" fo:font-size="12pt" fo:font-style="normal" officeooo:rsid="001c12f4" officeooo:paragraph-rsid="001c12f4" style:font-size-asian="10.5pt" style:font-style-asian="normal" style:font-size-complex="12pt" style:font-style-complex="normal"/>
    </style:style>
    <style:style style:name="P25" style:family="paragraph" style:parent-style-name="Standard">
      <style:paragraph-properties fo:text-align="start" style:justify-single-word="false"/>
      <style:text-properties style:font-name="Futura Std" fo:font-size="12pt" fo:font-style="normal" officeooo:rsid="001c12f4" officeooo:paragraph-rsid="001c12f4" style:font-size-asian="12pt" style:font-style-asian="normal" style:font-size-complex="12pt" style:font-style-complex="normal"/>
    </style:style>
    <style:style style:name="P26" style:family="paragraph" style:parent-style-name="Standard">
      <style:paragraph-properties fo:text-align="start" style:justify-single-word="false"/>
      <style:text-properties style:font-name="Futura Std" fo:font-size="12pt" fo:font-style="normal" officeooo:rsid="001c12f4" officeooo:paragraph-rsid="001fc962" style:font-size-asian="12pt" style:font-style-asian="normal" style:font-size-complex="12pt" style:font-style-complex="normal"/>
    </style:style>
    <style:style style:name="P27" style:family="paragraph" style:parent-style-name="Standard">
      <style:paragraph-properties fo:text-align="start" style:justify-single-word="false"/>
      <style:text-properties style:font-name="Futura Std" fo:font-size="12pt" fo:font-style="normal" officeooo:rsid="001c12f4" officeooo:paragraph-rsid="003e1761" style:font-size-asian="12pt" style:font-style-asian="normal" style:font-size-complex="12pt" style:font-style-complex="normal"/>
    </style:style>
    <style:style style:name="P28" style:family="paragraph" style:parent-style-name="Standard">
      <style:paragraph-properties fo:text-align="start" style:justify-single-word="false"/>
      <style:text-properties style:font-name="Futura Std" fo:font-size="12pt" fo:font-style="normal" officeooo:rsid="001c12f4" officeooo:paragraph-rsid="019a5fa3" style:font-size-asian="12pt" style:font-style-asian="normal" style:font-size-complex="12pt" style:font-style-complex="normal"/>
    </style:style>
    <style:style style:name="P29" style:family="paragraph" style:parent-style-name="Standard">
      <style:paragraph-properties fo:text-align="start" style:justify-single-word="false"/>
      <style:text-properties style:font-name="Futura Std" fo:font-size="12pt" fo:font-style="normal" officeooo:rsid="001c12f4" officeooo:paragraph-rsid="019cffa9" style:font-size-asian="12pt" style:font-style-asian="normal" style:font-size-complex="12pt" style:font-style-complex="normal"/>
    </style:style>
    <style:style style:name="P30" style:family="paragraph" style:parent-style-name="Standard">
      <style:paragraph-properties fo:text-align="justify" style:justify-single-word="false"/>
      <style:text-properties style:font-name="Futura Std" fo:font-size="12pt" fo:font-style="normal" officeooo:rsid="001c12f4" officeooo:paragraph-rsid="001fc962" style:font-size-asian="12pt" style:font-style-asian="normal" style:font-size-complex="12pt" style:font-style-complex="normal"/>
    </style:style>
    <style:style style:name="P31" style:family="paragraph" style:parent-style-name="Standard">
      <style:paragraph-properties fo:text-align="justify" style:justify-single-word="false"/>
      <style:text-properties style:font-name="Futura Std" fo:font-size="12pt" fo:font-style="normal" officeooo:rsid="001c12f4" officeooo:paragraph-rsid="003e1761" style:font-size-asian="12pt" style:font-style-asian="normal" style:font-size-complex="12pt" style:font-style-complex="normal"/>
    </style:style>
    <style:style style:name="P32" style:family="paragraph" style:parent-style-name="Standard">
      <style:paragraph-properties fo:text-align="justify" style:justify-single-word="false"/>
      <style:text-properties style:font-name="Futura Std" fo:font-size="12pt" fo:font-style="normal" officeooo:rsid="001c12f4" officeooo:paragraph-rsid="01957581"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style:font-name="Futura Std" fo:font-size="12pt" fo:font-style="normal" officeooo:rsid="001c12f4" officeooo:paragraph-rsid="019a5fa3" style:font-size-asian="12pt" style:font-style-asian="normal" style:font-size-complex="12pt" style:font-style-complex="normal"/>
    </style:style>
    <style:style style:name="P34" style:family="paragraph" style:parent-style-name="Standard">
      <style:paragraph-properties fo:text-align="justify" style:justify-single-word="false"/>
      <style:text-properties style:font-name="Futura Std" fo:font-size="12pt" fo:font-style="normal" officeooo:rsid="001c12f4" officeooo:paragraph-rsid="019cffa9" style:font-size-asian="12pt" style:font-style-asian="normal" style:font-size-complex="12pt" style:font-style-complex="normal"/>
    </style:style>
    <style:style style:name="P35" style:family="paragraph" style:parent-style-name="Standard">
      <style:paragraph-properties fo:text-align="justify" style:justify-single-word="false"/>
      <style:text-properties style:font-name="Futura Std" fo:font-size="12pt" fo:font-style="normal" officeooo:rsid="0023ee9b" officeooo:paragraph-rsid="001c12f4" style:font-size-asian="12pt" style:font-style-asian="normal" style:font-size-complex="12pt" style:font-style-complex="normal"/>
    </style:style>
    <style:style style:name="P36" style:family="paragraph" style:parent-style-name="Standard">
      <style:paragraph-properties fo:text-align="justify" style:justify-single-word="false"/>
      <style:text-properties style:font-name="Futura Std" fo:font-size="12pt" fo:font-style="normal" officeooo:rsid="01957581" officeooo:paragraph-rsid="001c12f4"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style:font-name="Futura Std" fo:font-size="12pt" fo:font-style="normal" officeooo:rsid="01957581" officeooo:paragraph-rsid="01957581" style:font-size-asian="12pt" style:font-style-asian="normal" style:font-size-complex="12pt" style:font-style-complex="normal"/>
    </style:style>
    <style:style style:name="P38" style:family="paragraph" style:parent-style-name="Standard">
      <style:paragraph-properties fo:text-align="center" style:justify-single-word="false"/>
      <style:text-properties style:font-name="Futura Std" fo:font-size="12pt" fo:font-style="normal" officeooo:rsid="01957581" officeooo:paragraph-rsid="01957581" style:font-size-asian="12pt" style:font-style-asian="normal" style:font-size-complex="12pt" style:font-style-complex="normal"/>
    </style:style>
    <style:style style:name="P39" style:family="paragraph" style:parent-style-name="Standard">
      <style:paragraph-properties fo:text-align="start" style:justify-single-word="false"/>
      <style:text-properties style:font-name="Futura Std" fo:font-style="normal" officeooo:rsid="0212cbda" officeooo:paragraph-rsid="001a8f65" style:font-style-asian="normal" style:font-style-complex="normal"/>
    </style:style>
    <style:style style:name="P40" style:family="paragraph" style:parent-style-name="Standard">
      <style:paragraph-properties fo:text-align="start" style:justify-single-word="false"/>
      <style:text-properties style:font-name="Futura Std" fo:font-style="normal" officeooo:rsid="0212cbda" officeooo:paragraph-rsid="003bf2e5" style:font-style-asian="normal" style:font-style-complex="normal"/>
    </style:style>
    <style:style style:name="P41" style:family="paragraph" style:parent-style-name="Standard">
      <style:paragraph-properties fo:text-align="start" style:justify-single-word="false"/>
      <style:text-properties style:font-name="Futura Std" fo:font-style="normal" fo:font-weight="bold" officeooo:rsid="0212cbda" officeooo:paragraph-rsid="001a8f65"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style:font-name="Futura Std" fo:font-style="normal" fo:font-weight="bold" officeooo:rsid="0212cbda" officeooo:paragraph-rsid="003bf2e5"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style:font-name="Futura Std" fo:font-style="normal" fo:font-weight="bold" officeooo:rsid="00356139" officeooo:paragraph-rsid="016ab6f5"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style:font-name="Futura Std" fo:font-style="normal" fo:font-weight="normal" officeooo:rsid="00356139" officeooo:paragraph-rsid="016ab6f5" style:font-style-asian="normal" style:font-weight-asian="normal" style:font-style-complex="normal" style:font-weight-complex="normal"/>
    </style:style>
    <style:style style:name="P45" style:family="paragraph" style:parent-style-name="Standard">
      <style:paragraph-properties fo:text-align="center" style:justify-single-word="false"/>
      <style:text-properties style:font-name="Futura Std" fo:font-style="italic" officeooo:rsid="01510911" officeooo:paragraph-rsid="0140acb9" style:font-style-asian="italic" style:font-style-complex="italic"/>
    </style:style>
    <style:style style:name="P46" style:family="paragraph" style:parent-style-name="Standard">
      <style:paragraph-properties fo:text-align="center" style:justify-single-word="false"/>
      <style:text-properties style:font-name="Futura Std" fo:font-style="italic" officeooo:rsid="016cacc4" officeooo:paragraph-rsid="01957581" style:font-style-asian="italic" style:font-style-complex="italic"/>
    </style:style>
    <style:style style:name="P47" style:family="paragraph" style:parent-style-name="Standard">
      <style:paragraph-properties fo:text-align="start" style:justify-single-word="false"/>
      <style:text-properties style:font-name="Futura Std" fo:font-size="18pt" fo:font-style="normal" officeooo:rsid="0045d3cf" officeooo:paragraph-rsid="0045d3cf" style:font-size-asian="18pt" style:font-style-asian="normal" style:font-size-complex="18pt" style:font-style-complex="normal"/>
    </style:style>
    <style:style style:name="P48" style:family="paragraph" style:parent-style-name="Standard">
      <style:paragraph-properties fo:text-align="start" style:justify-single-word="false"/>
      <style:text-properties style:font-name="Futura Std" fo:font-size="16pt" fo:font-style="normal" officeooo:rsid="001c12f4" officeooo:paragraph-rsid="008f13bb" style:font-size-asian="16pt" style:font-style-asian="normal" style:font-size-complex="16pt" style:font-style-complex="normal"/>
    </style:style>
    <style:style style:name="P49" style:family="paragraph" style:parent-style-name="Standard">
      <style:paragraph-properties fo:text-align="start" style:justify-single-word="false"/>
      <style:text-properties style:font-name="Futura Std" fo:font-size="16pt" fo:font-style="normal" officeooo:rsid="001c12f4" officeooo:paragraph-rsid="007e77d5" style:font-size-asian="16pt" style:font-style-asian="normal" style:font-size-complex="16pt" style:font-style-complex="normal"/>
    </style:style>
    <style:style style:name="P50" style:family="paragraph" style:parent-style-name="Standard">
      <style:paragraph-properties fo:text-align="start" style:justify-single-word="false"/>
      <style:text-properties style:font-name="Futura Std" fo:font-size="16pt" fo:font-style="normal" officeooo:rsid="001c12f4" officeooo:paragraph-rsid="01957581" style:font-size-asian="16pt" style:font-style-asian="normal" style:font-size-complex="16pt" style:font-style-complex="normal"/>
    </style:style>
    <style:style style:name="P51" style:family="paragraph" style:parent-style-name="Standard">
      <style:paragraph-properties fo:text-align="start" style:justify-single-word="false"/>
      <style:text-properties style:font-name="Futura Std" fo:font-size="16pt" fo:font-style="normal" officeooo:rsid="001c12f4" officeooo:paragraph-rsid="01958e9d" style:font-size-asian="16pt" style:font-style-asian="normal" style:font-size-complex="16pt" style:font-style-complex="normal"/>
    </style:style>
    <style:style style:name="P52" style:family="paragraph" style:parent-style-name="Standard">
      <style:paragraph-properties fo:text-align="start" style:justify-single-word="false"/>
      <style:text-properties style:font-name="Futura Std" fo:font-size="16pt" fo:font-style="normal" officeooo:rsid="001c12f4" officeooo:paragraph-rsid="019a0d7f" style:font-size-asian="16pt" style:font-style-asian="normal" style:font-size-complex="16pt" style:font-style-complex="normal"/>
    </style:style>
    <style:style style:name="P53" style:family="paragraph" style:parent-style-name="Standard">
      <style:paragraph-properties fo:text-align="start" style:justify-single-word="false"/>
      <style:text-properties style:font-name="Futura Std" fo:font-size="16pt" fo:font-style="normal" officeooo:rsid="01592a4b" officeooo:paragraph-rsid="0020cf3c" style:font-size-asian="16pt" style:font-style-asian="normal" style:font-size-complex="16pt" style:font-style-complex="normal"/>
    </style:style>
    <style:style style:name="P54" style:family="paragraph" style:parent-style-name="Standard">
      <style:paragraph-properties fo:text-align="start" style:justify-single-word="false"/>
      <style:text-properties style:font-name="Futura Std" fo:font-size="16pt" fo:font-style="normal" officeooo:rsid="0145903f" officeooo:paragraph-rsid="008f13bb" style:font-size-asian="16pt" style:font-style-asian="normal" style:font-size-complex="16pt" style:font-style-complex="normal"/>
    </style:style>
    <style:style style:name="P55" style:family="paragraph" style:parent-style-name="Standard">
      <style:text-properties style:font-name="Futura Std" officeooo:paragraph-rsid="0049c513"/>
    </style:style>
    <style:style style:name="P56" style:family="paragraph" style:parent-style-name="Standard">
      <style:paragraph-properties fo:text-align="start" style:justify-single-word="false"/>
      <style:text-properties officeooo:paragraph-rsid="001c12f4"/>
    </style:style>
    <style:style style:name="P57" style:family="paragraph" style:parent-style-name="Standard">
      <style:paragraph-properties fo:text-align="start" style:justify-single-word="false"/>
      <style:text-properties officeooo:paragraph-rsid="003a9202"/>
    </style:style>
    <style:style style:name="P58" style:family="paragraph" style:parent-style-name="Standard">
      <style:paragraph-properties fo:text-align="start" style:justify-single-word="false"/>
      <style:text-properties officeooo:paragraph-rsid="019cffa9"/>
    </style:style>
    <style:style style:name="P59" style:family="paragraph" style:parent-style-name="Standard">
      <style:paragraph-properties fo:text-align="end" style:justify-single-word="false"/>
      <style:text-properties officeooo:paragraph-rsid="019a5fa3"/>
    </style:style>
    <style:style style:name="P60" style:family="paragraph" style:parent-style-name="Standard">
      <style:paragraph-properties fo:text-align="justify" style:justify-single-word="false"/>
      <style:text-properties officeooo:paragraph-rsid="001c12f4"/>
    </style:style>
    <style:style style:name="P61" style:family="paragraph" style:parent-style-name="Standard">
      <style:paragraph-properties fo:text-align="justify" style:justify-single-word="false"/>
      <style:text-properties officeooo:paragraph-rsid="01957581"/>
    </style:style>
    <style:style style:name="P62" style:family="paragraph" style:parent-style-name="Standard">
      <style:paragraph-properties fo:text-align="justify" style:justify-single-word="false"/>
      <style:text-properties officeooo:paragraph-rsid="003e1761"/>
    </style:style>
    <style:style style:name="P63" style:family="paragraph" style:parent-style-name="Standard">
      <style:paragraph-properties fo:text-align="justify" style:justify-single-word="false"/>
      <style:text-properties officeooo:paragraph-rsid="019a5fa3"/>
    </style:style>
    <style:style style:name="P64" style:family="paragraph" style:parent-style-name="Standard">
      <style:paragraph-properties fo:text-align="justify" style:justify-single-word="false"/>
      <style:text-properties officeooo:paragraph-rsid="019cffa9"/>
    </style:style>
    <style:style style:name="P65" style:family="paragraph" style:parent-style-name="Text">
      <style:text-properties fo:color="#b2b2b2"/>
    </style:style>
    <style:style style:name="P66" style:family="paragraph" style:parent-style-name="Mephisto">
      <style:paragraph-properties fo:text-align="start" style:justify-single-word="false"/>
      <style:text-properties style:font-name="Futura Std" fo:font-size="40pt" officeooo:rsid="019f09bb" officeooo:paragraph-rsid="019f09bb" style:font-size-asian="40pt" style:font-size-complex="40pt"/>
    </style:style>
    <style:style style:name="P67" style:family="paragraph" style:parent-style-name="Footer">
      <style:text-properties style:font-name="Futura Std" officeooo:rsid="019f09bb" officeooo:paragraph-rsid="019f09bb"/>
    </style:style>
    <style:style style:name="P68" style:family="paragraph" style:parent-style-name="Standard">
      <style:text-properties style:font-name="Futura Std"/>
    </style:style>
    <style:style style:name="P69" style:family="paragraph" style:parent-style-name="Standard">
      <style:paragraph-properties fo:text-align="start" style:justify-single-word="false"/>
      <style:text-properties style:font-name="Futura Std" fo:font-size="12pt" fo:font-style="normal" fo:font-weight="normal" officeooo:rsid="00356139" officeooo:paragraph-rsid="00508c18"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Futura Std" fo:font-size="12pt" fo:font-style="normal" fo:font-weight="normal" officeooo:rsid="00356139" officeooo:paragraph-rsid="019a5fa3"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Futura Std" fo:font-size="12pt" fo:font-style="normal" fo:font-weight="normal" officeooo:rsid="019c5908" officeooo:paragraph-rsid="019a5fa3"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Futura Std" fo:font-size="12pt" fo:font-style="normal" officeooo:rsid="01957581" officeooo:paragraph-rsid="01957581" style:font-size-asian="12pt" style:font-style-asian="normal" style:font-size-complex="12pt" style:font-style-complex="normal"/>
    </style:style>
    <style:style style:name="P73" style:family="paragraph" style:parent-style-name="Standard">
      <style:paragraph-properties fo:text-align="center" style:justify-single-word="false"/>
      <style:text-properties style:font-name="Futura Std" fo:font-style="normal" officeooo:rsid="0009666b" officeooo:paragraph-rsid="016cacc4" style:font-style-asian="normal" style:font-style-complex="normal"/>
    </style:style>
    <style:style style:name="P74" style:family="paragraph" style:parent-style-name="Standard">
      <style:paragraph-properties fo:text-align="end" style:justify-single-word="false"/>
      <style:text-properties style:font-name="Futura Std" fo:font-size="18pt" fo:font-style="normal" officeooo:rsid="0045d3cf" officeooo:paragraph-rsid="001c12f4" style:font-size-asian="18pt" style:font-style-asian="normal" style:font-size-complex="18pt" style:font-style-complex="normal"/>
    </style:style>
    <style:style style:name="P75" style:family="paragraph" style:parent-style-name="Standard">
      <style:paragraph-properties fo:text-align="start" style:justify-single-word="false"/>
      <style:text-properties style:font-name="Futura Std" fo:font-size="16pt" fo:font-style="normal" officeooo:rsid="001c12f4" officeooo:paragraph-rsid="01957581" style:font-size-asian="16pt" style:font-style-asian="normal" style:font-size-complex="16pt" style:font-style-complex="normal"/>
    </style:style>
    <style:style style:name="P76" style:family="paragraph" style:parent-style-name="Standard">
      <style:paragraph-properties fo:text-align="start" style:justify-single-word="false"/>
      <style:text-properties style:font-name="Futura Std" fo:font-size="16pt" fo:font-style="normal" officeooo:rsid="001c12f4" officeooo:paragraph-rsid="01958e9d" style:font-size-asian="16pt" style:font-style-asian="normal" style:font-size-complex="16pt" style:font-style-complex="normal"/>
    </style:style>
    <style:style style:name="P77" style:family="paragraph" style:parent-style-name="Standard">
      <style:paragraph-properties fo:text-align="start" style:justify-single-word="false"/>
      <style:text-properties style:font-name="Futura Std" fo:font-size="16pt" fo:font-style="normal" officeooo:rsid="001c12f4" officeooo:paragraph-rsid="019a0d7f" style:font-size-asian="16pt" style:font-style-asian="normal" style:font-size-complex="16pt" style:font-style-complex="normal"/>
    </style:style>
    <style:style style:name="P78" style:family="paragraph" style:parent-style-name="Standard">
      <style:paragraph-properties fo:text-align="center" style:justify-single-word="false"/>
      <style:text-properties fo:color="#999999" style:font-name="Futura Std" fo:font-size="12pt" fo:font-style="italic" fo:font-weight="bold" officeooo:rsid="002fb127" officeooo:paragraph-rsid="001a5dd1" style:font-size-asian="10.5pt" style:font-style-asian="italic" style:font-weight-asian="bold" style:font-size-complex="12pt" style:font-style-complex="italic" style:font-weight-complex="bold"/>
    </style:style>
    <style:style style:name="P79" style:family="paragraph" style:parent-style-name="Standard">
      <style:paragraph-properties fo:text-align="start" style:justify-single-word="false"/>
      <style:text-properties fo:color="#808080" style:font-name="Futura Std" fo:font-size="14pt" fo:font-style="normal" fo:font-weight="normal" officeooo:rsid="018579fa" officeooo:paragraph-rsid="01957581"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end" style:justify-single-word="false"/>
      <style:text-properties officeooo:paragraph-rsid="001c12f4"/>
    </style:style>
    <style:style style:name="P81" style:family="paragraph" style:parent-style-name="Standard">
      <style:paragraph-properties fo:text-align="end" style:justify-single-word="false"/>
      <style:text-properties officeooo:paragraph-rsid="001fc962"/>
    </style:style>
    <style:style style:name="P82" style:family="paragraph" style:parent-style-name="Standard">
      <style:paragraph-properties fo:text-align="start" style:justify-single-word="false"/>
      <style:text-properties officeooo:paragraph-rsid="019cffa9"/>
    </style:style>
    <style:style style:name="P83" style:family="paragraph" style:parent-style-name="Standard">
      <style:paragraph-properties fo:text-align="end" style:justify-single-word="false" fo:break-before="page"/>
      <style:text-properties officeooo:paragraph-rsid="001c12f4"/>
    </style:style>
    <style:style style:name="P84" style:family="paragraph" style:parent-style-name="Standard">
      <style:paragraph-properties fo:text-align="end" style:justify-single-word="false" fo:break-before="page"/>
      <style:text-properties officeooo:paragraph-rsid="001fc962"/>
    </style:style>
    <style:style style:name="P85" style:family="paragraph" style:parent-style-name="Standard">
      <style:paragraph-properties fo:text-align="end" style:justify-single-word="false" fo:break-before="page"/>
      <style:text-properties officeooo:paragraph-rsid="003e1761"/>
    </style:style>
    <style:style style:name="P86" style:family="paragraph" style:parent-style-name="Standard">
      <style:paragraph-properties fo:text-align="end" style:justify-single-word="false" fo:break-before="page"/>
      <style:text-properties officeooo:paragraph-rsid="019cffa9"/>
    </style:style>
    <style:style style:name="P87" style:family="paragraph" style:parent-style-name="Standard">
      <style:paragraph-properties fo:text-align="start" style:justify-single-word="false" fo:break-before="page"/>
      <style:text-properties style:font-name="Futura Std" fo:font-size="12pt" fo:font-style="normal" fo:font-weight="normal" officeooo:rsid="00356139" officeooo:paragraph-rsid="019a5fa3" style:font-size-asian="12pt" style:font-style-asian="normal" style:font-weight-asian="normal" style:font-size-complex="12pt" style:font-style-complex="normal" style:font-weight-complex="normal"/>
    </style:style>
    <style:style style:name="T1" style:family="text">
      <style:text-properties officeooo:rsid="01957581"/>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bold" officeooo:rsid="02ac4a09" style:font-style-asian="normal" style:font-weight-asian="bold" style:font-style-complex="normal" style:font-weight-complex="bold"/>
    </style:style>
    <style:style style:name="T4" style:family="text">
      <style:text-properties fo:font-style="normal" fo:font-weight="bold" officeooo:rsid="002fb127"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officeooo:rsid="01958e9d" style:font-weight-asian="bold" style:font-weight-complex="bold"/>
    </style:style>
    <style:style style:name="T7" style:family="text">
      <style:text-properties officeooo:rsid="00318772"/>
    </style:style>
    <style:style style:name="T8" style:family="text">
      <style:text-properties officeooo:rsid="00b20edf"/>
    </style:style>
    <style:style style:name="T9" style:family="text">
      <style:text-properties style:font-name="Futura Std" fo:font-size="16pt" fo:font-style="normal" officeooo:rsid="001c12f4" style:font-size-asian="16pt" style:font-style-asian="normal" style:font-size-complex="16pt" style:font-style-complex="normal"/>
    </style:style>
    <style:style style:name="T10" style:family="text">
      <style:text-properties style:font-name="Futura Std" fo:font-size="16pt" fo:font-style="normal" officeooo:rsid="0045d3cf" style:font-size-asian="16pt" style:font-style-asian="normal" style:font-size-complex="16pt" style:font-style-complex="normal"/>
    </style:style>
    <style:style style:name="T11" style:family="text">
      <style:text-properties style:font-name="Futura Std" fo:font-size="16pt" fo:font-style="normal" officeooo:rsid="01957581" style:font-size-asian="16pt" style:font-style-asian="normal" style:font-size-complex="16pt" style:font-style-complex="normal"/>
    </style:style>
    <style:style style:name="T12" style:family="text">
      <style:text-properties style:font-name="Futura Std" fo:font-size="16pt" fo:font-style="normal" officeooo:rsid="019cffa9" style:font-size-asian="16pt" style:font-style-asian="normal" style:font-size-complex="16pt" style:font-style-complex="normal"/>
    </style:style>
    <style:style style:name="T13" style:family="text">
      <style:text-properties style:font-name="Futura Std" fo:font-size="18pt" fo:font-style="normal" officeooo:rsid="0051862f" style:font-size-asian="18pt" style:font-style-asian="normal" style:font-size-complex="18pt" style:font-style-complex="normal"/>
    </style:style>
    <style:style style:name="T14" style:family="text">
      <style:text-properties style:font-name="Futura Std" fo:font-size="18pt" fo:font-style="normal" officeooo:rsid="001c12f4" style:font-size-asian="18pt" style:font-style-asian="normal" style:font-size-complex="18pt" style:font-style-complex="normal"/>
    </style:style>
    <style:style style:name="T15" style:family="text">
      <style:text-properties style:font-name="Futura Std" fo:font-size="18pt" fo:font-style="normal" officeooo:rsid="01957581" style:font-size-asian="18pt" style:font-style-asian="normal" style:font-size-complex="18pt" style:font-style-complex="normal"/>
    </style:style>
    <style:style style:name="T16" style:family="text">
      <style:text-properties style:font-name="Futura Std" fo:font-size="18pt" fo:font-style="normal" officeooo:rsid="0036939e" style:font-size-asian="18pt" style:font-style-asian="normal" style:font-size-complex="18pt" style:font-style-complex="normal"/>
    </style:style>
    <style:style style:name="T17" style:family="text">
      <style:text-properties style:font-name="Futura Std" fo:font-size="18pt" fo:font-style="normal" officeooo:rsid="01958e9d" style:font-size-asian="18pt" style:font-style-asian="normal" style:font-size-complex="18pt" style:font-style-complex="normal"/>
    </style:style>
    <style:style style:name="T18" style:family="text">
      <style:text-properties style:font-name="Futura Std" fo:font-size="18pt" fo:font-style="normal" officeooo:rsid="003e1761" style:font-size-asian="18pt" style:font-style-asian="normal" style:font-size-complex="18pt" style:font-style-complex="normal"/>
    </style:style>
    <style:style style:name="T19" style:family="text">
      <style:text-properties style:font-name="Futura Std" fo:font-size="18pt" fo:font-style="normal" fo:font-weight="normal" officeooo:rsid="0051862f" style:font-size-asian="18pt" style:font-style-asian="normal" style:font-weight-asian="normal" style:font-size-complex="18pt" style:font-style-complex="normal" style:font-weight-complex="normal"/>
    </style:style>
    <style:style style:name="T20" style:family="text">
      <style:text-properties style:font-name="Futura Std" fo:font-size="18pt" fo:font-style="normal" fo:font-weight="normal" officeooo:rsid="019a5fa3" style:font-size-asian="18pt" style:font-style-asian="normal" style:font-weight-asian="normal" style:font-size-complex="18pt" style:font-style-complex="normal" style:font-weight-complex="normal"/>
    </style:style>
    <style:style style:name="T21" style:family="text">
      <style:text-properties style:font-name="Futura Std" fo:font-size="18pt" fo:font-style="normal" fo:font-weight="normal" officeooo:rsid="001c12f4" style:font-size-asian="18pt" style:font-style-asian="normal" style:font-weight-asian="normal" style:font-size-complex="18pt" style:font-style-complex="normal" style:font-weight-complex="normal"/>
    </style:style>
    <style:style style:name="T22" style:family="text">
      <style:text-properties style:font-name="Futura Std" fo:font-size="18pt" fo:font-style="normal" fo:font-weight="normal" officeooo:rsid="003e1761" style:font-size-asian="18pt" style:font-style-asian="normal" style:font-weight-asian="normal" style:font-size-complex="18pt" style:font-style-complex="normal" style:font-weight-complex="normal"/>
    </style:style>
    <style:style style:name="T23" style:family="text">
      <style:text-properties style:font-name="Futura Std" fo:font-size="18pt" fo:font-style="normal" fo:font-weight="normal" officeooo:rsid="019cffa9" style:font-size-asian="18pt" style:font-style-asian="normal" style:font-weight-asian="normal" style:font-size-complex="18pt" style:font-style-complex="normal" style:font-weight-complex="normal"/>
    </style:style>
    <style:style style:name="T24" style:family="text">
      <style:text-properties style:font-name="Futura Std" fo:font-size="12pt" fo:font-weight="bold" style:font-size-asian="12pt" style:font-weight-asian="bold" style:font-size-complex="12pt" style:font-weight-complex="bold"/>
    </style:style>
    <style:style style:name="T25" style:family="text">
      <style:text-properties style:font-name="Futura Std" fo:font-size="12pt" fo:font-weight="bold" officeooo:rsid="01957581" style:font-size-asian="12pt" style:font-weight-asian="bold" style:font-size-complex="12pt" style:font-weight-complex="bold"/>
    </style:style>
    <style:style style:name="T26" style:family="text">
      <style:text-properties style:font-name="Futura Std" fo:font-size="12pt" fo:font-style="normal" officeooo:rsid="001c12f4" style:font-size-asian="12pt" style:font-style-asian="normal" style:font-size-complex="12pt" style:font-style-complex="normal"/>
    </style:style>
    <style:style style:name="T27" style:family="text">
      <style:text-properties style:font-name="Futura Std" fo:font-size="12pt" fo:font-style="normal" officeooo:rsid="01957581" style:font-size-asian="12pt" style:font-style-asian="normal" style:font-size-complex="12pt" style:font-style-complex="normal"/>
    </style:style>
    <style:style style:name="T28" style:family="text">
      <style:text-properties style:font-name="Futura Std" fo:font-size="12pt" fo:font-style="normal" officeooo:rsid="01958e9d" style:font-size-asian="12pt" style:font-style-asian="normal" style:font-size-complex="12pt" style:font-style-complex="normal"/>
    </style:style>
    <style:style style:name="T29" style:family="text">
      <style:text-properties style:font-name="Futura Std" fo:font-size="12pt" fo:font-style="normal" officeooo:rsid="0198a44e" style:font-size-asian="12pt" style:font-style-asian="normal" style:font-size-complex="12pt" style:font-style-complex="normal"/>
    </style:style>
    <style:style style:name="T30" style:family="text">
      <style:text-properties style:font-name="Futura Std" fo:font-size="12pt" fo:font-style="normal" officeooo:rsid="019f09bb" style:font-size-asian="12pt" style:font-style-asian="normal" style:font-size-complex="12pt" style:font-style-complex="normal"/>
    </style:style>
    <style:style style:name="T31" style:family="text">
      <style:text-properties style:font-name="Futura Std" fo:font-size="12pt" fo:font-style="normal" fo:font-weight="normal" officeooo:rsid="001c12f4" style:font-size-asian="12pt" style:font-style-asian="normal" style:font-weight-asian="normal" style:font-size-complex="12pt" style:font-style-complex="normal" style:font-weight-complex="normal"/>
    </style:style>
    <style:style style:name="T32" style:family="text">
      <style:text-properties style:font-name="Futura Std" fo:font-size="12pt" fo:font-style="normal" fo:font-weight="normal" officeooo:rsid="01958e9d" style:font-size-asian="12pt" style:font-style-asian="normal" style:font-weight-asian="normal" style:font-size-complex="12pt" style:font-style-complex="normal" style:font-weight-complex="normal"/>
    </style:style>
    <style:style style:name="T33" style:family="text">
      <style:text-properties style:font-name="Futura Std" fo:font-size="12pt" fo:font-style="normal" fo:font-weight="normal" officeooo:rsid="018579fa" style:font-size-asian="12pt" style:font-style-asian="normal" style:font-weight-asian="normal" style:font-size-complex="12pt" style:font-style-complex="normal" style:font-weight-complex="normal"/>
    </style:style>
    <style:style style:name="T34" style:family="text">
      <style:text-properties style:font-name="Futura Std" fo:font-size="12pt" fo:font-style="normal" fo:font-weight="normal" officeooo:rsid="00356139" style:font-size-asian="12pt" style:font-style-asian="normal" style:font-weight-asian="normal" style:font-size-complex="12pt" style:font-style-complex="normal" style:font-weight-complex="normal"/>
    </style:style>
    <style:style style:name="T35" style:family="text">
      <style:text-properties style:font-name="Futura Std" fo:font-size="12pt" fo:font-style="normal" fo:font-weight="normal" officeooo:rsid="019a5fa3" style:font-size-asian="12pt" style:font-style-asian="normal" style:font-weight-asian="normal" style:font-size-complex="12pt" style:font-style-complex="normal" style:font-weight-complex="normal"/>
    </style:style>
    <style:style style:name="T36" style:family="text">
      <style:text-properties style:font-name="Futura Std" fo:font-size="12pt" fo:font-style="normal" fo:font-weight="normal" officeooo:rsid="019c5908" style:font-size-asian="12pt" style:font-style-asian="normal" style:font-weight-asian="normal" style:font-size-complex="12pt" style:font-style-complex="normal" style:font-weight-complex="normal"/>
    </style:style>
    <style:style style:name="T37" style:family="text">
      <style:text-properties style:font-name="Futura Std" fo:font-size="12pt" fo:font-style="normal" fo:font-weight="normal" officeooo:rsid="019cffa9" style:font-size-asian="12pt" style:font-style-asian="normal" style:font-weight-asian="normal" style:font-size-complex="12pt" style:font-style-complex="normal" style:font-weight-complex="normal"/>
    </style:style>
    <style:style style:name="T38" style:family="text">
      <style:text-properties style:font-name="Futura Std" fo:font-size="12pt" fo:font-style="normal" fo:font-weight="bold" officeooo:rsid="01958e9d" style:font-size-asian="12pt" style:font-style-asian="normal" style:font-weight-asian="bold" style:font-size-complex="12pt" style:font-style-complex="normal" style:font-weight-complex="bold"/>
    </style:style>
    <style:style style:name="T39" style:family="text">
      <style:text-properties style:font-name="Futura Std" fo:font-size="12pt" fo:font-style="normal" fo:font-weight="bold" officeooo:rsid="019a5fa3" style:font-size-asian="12pt" style:font-style-asian="normal" style:font-weight-asian="bold" style:font-size-complex="12pt" style:font-style-complex="normal" style:font-weight-complex="bold"/>
    </style:style>
    <style:style style:name="T40" style:family="text">
      <style:text-properties style:font-name="Futura Std" fo:font-size="12pt" fo:font-style="normal" fo:font-weight="bold" officeooo:rsid="019c5908" style:font-size-asian="12pt" style:font-style-asian="normal" style:font-weight-asian="bold" style:font-size-complex="12pt" style:font-style-complex="normal" style:font-weight-complex="bold"/>
    </style:style>
    <style:style style:name="T41" style:family="text">
      <style:text-properties style:font-name="Futura Std" fo:font-size="12pt" fo:font-style="normal" fo:font-weight="bold" officeooo:rsid="019cffa9" style:font-size-asian="12pt" style:font-style-asian="normal" style:font-weight-asian="bold" style:font-size-complex="12pt" style:font-style-complex="normal" style:font-weight-complex="bold"/>
    </style:style>
    <style:style style:name="T42" style:family="text">
      <style:text-properties officeooo:rsid="01958e9d"/>
    </style:style>
    <style:style style:name="T43" style:family="text">
      <style:text-properties officeooo:rsid="019a5fa3"/>
    </style:style>
    <style:style style:name="T44" style:family="text">
      <style:text-properties officeooo:rsid="019da1c6"/>
    </style:style>
    <style:style style:name="T45" style:family="text">
      <style:text-properties fo:font-size="40pt" officeooo:rsid="018579fa" style:font-size-asian="40pt" style:font-size-complex="40pt"/>
    </style:style>
    <style:style style:name="T46" style:family="text">
      <style:text-properties fo:font-size="40pt" officeooo:rsid="01957581" style:font-size-asian="40pt" style:font-size-complex="4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1">B</text:span>attle Royal</text:p>
      <text:p text:style-name="P79"/>
      <text:p text:style-name="P78"/>
      <text:p text:style-name="P74"/>
      <text:p text:style-name="P56"><text:span text:style-name="T9"><text:tab/></text:span><text:span text:style-name="T10">0</text:span><text:span text:style-name="T9">1 – </text:span><text:span text:style-name="T11">A disposition</text:span></text:p>
      <text:p text:style-name="P50"/>
      <text:p text:style-name="P50"><text:tab/>02 – Commandes</text:p>
      <text:p text:style-name="P51"/>
      <text:p text:style-name="P51"><text:tab/>03 – Ajouter des commandes</text:p>
      <text:p text:style-name="P52"/>
      <text:p text:style-name="P52"><text:tab/>04 – Traiter des commandes</text:p>
      <text:p text:style-name="P58"><text:span text:style-name="T9"/></text:p>
      <text:p text:style-name="P58"><text:span text:style-name="T9"><text:tab/>05 – E</text:span><text:span text:style-name="T12">t maintenant ?</text:span></text:p>
      <text:p text:style-name="P53"/>
      <text:p text:style-name="P80"><text:span text:style-name="T13"/></text:p>
      <text:p text:style-name="P83"><text:span text:style-name="T13">0</text:span><text:span text:style-name="T14">1 – A </text:span><text:span text:style-name="T15">disposition</text:span></text:p>
      <text:p text:style-name="P25"/>
      <text:p text:style-name="P25"/>
      <text:p text:style-name="P35"/>
      <text:p text:style-name="P60"><text:span text:style-name="T26"><text:tab/>V</text:span><text:span text:style-name="T27">ous avez à votre disposition un code source.</text:span></text:p>
      <text:p text:style-name="P36"/>
      <text:p text:style-name="P15"><text:tab/>Il s’agit d’un client texte de jeu.</text:p>
      <text:p text:style-name="P37"/>
      <text:p text:style-name="P37"><text:tab/>Qu’est ce qu’un client ?</text:p>
      <text:p text:style-name="P37"><text:tab/><text:tab/>C’est un logiciel qui se connecte a un serveur.</text:p>
      <text:p text:style-name="P37"><text:tab/>Qu’est ce qu’un serveur ?</text:p>
      <text:p text:style-name="P37"><text:tab/><text:tab/>Un logiciel qui dispense un service à distance.</text:p>
      <text:p text:style-name="P37"><text:tab/>Pourquoi texte ?</text:p>
      <text:p text:style-name="P37"><text:tab/><text:tab/>Parce qu’il s’exécute dans votre terminal : il n’y a pas de fenêtre !</text:p>
      <text:p text:style-name="P37"><text:tab/>De jeu ?</text:p>
      <text:p text:style-name="P37"><text:tab/><text:tab/>Oui ! Un service de jeu.</text:p>
      <text:p text:style-name="P37"><text:tab/><text:tab/>La connexion vous emmène dans une arène constitué de murs et de cases libres. Les autres joueurs sont présent sous la forme de point d’interrogation et vous pouvez leur tirer dessus, provoquant leur déconnexion !</text:p>
      <text:p text:style-name="P37"/>
      <text:p text:style-name="P37"><text:tab/>Essayez de lancer le client texte ! Compilez le d’abord avec la commande « make ». La compilation est l’acte de construction d’un programme.</text:p>
      <text:p text:style-name="P37"/>
      <text:p text:style-name="P37"><text:tab/>Ensuite vous pourrez taper « ./text_client 127.0.0.1 8086 ». Cela demande la connexion de votre client situé à l’adresse internet 127.0.0.1, sur le port d’entré 8086, qui est le port ou le serveur attend ses ordres.</text:p>
      <text:p text:style-name="P37"/>
      <text:p text:style-name="P61"><text:span text:style-name="T27"><text:tab/></text:span><text:span text:style-name="T28">Dans l’introduction, il est dit que ce jeu est multi-support. Il l’est en effet ! Le serveur de jeu génère un petit site web que vous trouverez ici </text:span><text:span text:style-name="T30">à une adresse que nous allons vous fournir.</text:span></text:p>
      <text:p text:style-name="P37"/>
      <text:p text:style-name="P61"><text:span text:style-name="T27"><text:tab/></text:span><text:span text:style-name="T29">Cela vous aidera a débugger.</text:span></text:p>
      <text:p text:style-name="P37"/>
      <text:p text:style-name="P81"><text:span text:style-name="T13"/></text:p>
      <text:p text:style-name="P84"><text:span text:style-name="T13">02</text:span><text:span text:style-name="T14"> – </text:span><text:span text:style-name="T16">C</text:span><text:span text:style-name="T15">ommandes</text:span></text:p>
      <text:p text:style-name="P26"/>
      <text:p text:style-name="P26"/>
      <text:p text:style-name="P30"/>
      <text:p text:style-name="P30"><text:tab/><text:span text:style-name="T1">Le jeu dispose dispose d’une suite assez courte de commandes. Les voici :</text:span></text:p>
      <text:p text:style-name="P30"/>
      <text:p text:style-name="P30"><text:tab/>« <text:span text:style-name="T42">look » : Permet de voir jusqu’à trois cases de distances autour de vous. Vous êtes toujours au centre de ce que vous voyez.</text:span></text:p>
      <text:p text:style-name="P30"/>
      <text:p text:style-name="P30"><text:tab/>« <text:span text:style-name="T42">position » : Permet de savoir où vous vous situez sur la carte, en considérant que le coin supérieur gauche est l’origine.</text:span></text:p>
      <text:p text:style-name="P30"/>
      <text:p text:style-name="P30"><text:tab/>« u<text:span text:style-name="T42">p », « down », « left », « right » : Permet de vous deplacer, sauf si vous allez rentrer dans un mur.</text:span></text:p>
      <text:p text:style-name="P30"/>
      <text:p text:style-name="P30"><text:tab/>« <text:span text:style-name="T42">shootup », « shootdown », « shootleft », « shootright » : Permet de tirer dans la direction indiquée.</text:span></text:p>
      <text:p text:style-name="P30"/>
      <text:p text:style-name="P18"><text:tab/><text:span text:style-name="T42">Pour quitter, effectuer la combinaison de touche CTRL+C.</text:span></text:p>
      <text:p text:style-name="P18"/>
      <text:p text:style-name="P85"><text:span text:style-name="T13">03</text:span><text:span text:style-name="T14"> – </text:span><text:span text:style-name="T18">A</text:span><text:span text:style-name="T17">jouter des commandes</text:span></text:p>
      <text:p text:style-name="P27"/>
      <text:p text:style-name="P27"/>
      <text:p text:style-name="P31"/>
      <text:p text:style-name="P62"><text:span text:style-name="T31"><text:tab/></text:span><text:span text:style-name="T32">Ouvrez le code source situé dans le fichier src/main.c</text:span><text:span text:style-name="T33">.</text:span></text:p>
      <text:p text:style-name="P20"/>
      <text:p text:style-name="P62"><text:span text:style-name="T33"><text:tab/></text:span><text:span text:style-name="T32">A l’intérieur, vous trouverez beaucoup de choses que vous ne comprendrez pas tout de suite, mais vous pouvez tout de même déjà faire des modifications !</text:span></text:p>
      <text:p text:style-name="P21"/>
      <text:p text:style-name="P22"><text:tab/>Repérez les fonctions « custom_command » et « custom_reading ».</text:p>
      <text:p text:style-name="P22"><text:tab/>L’objectif de la première fonction est de vous permettre d’ajouter des commandes au client. Attention, il ne s’agit pas d’agrandir le jeu… mais bien de permettre à votre programme en particulier de faire des combinaisons des commandes existantes !</text:p>
      <text:p text:style-name="P21"><text:tab/>L’objectif de la seconde fonction est de vous permettre de changer la fonction dont les commandes que vous recevez sont traitées.</text:p>
      <text:p text:style-name="P21"/>
      <text:p text:style-name="P21"><text:tab/>Comment faire pour modifier ce programme ?</text:p>
      <text:p text:style-name="P21"><text:tab/>Et bien, pour commencer, lorsque vous voyez :</text:p>
      <text:p text:style-name="P21"><text:tab/><text:tab/>bool custom_command(t_bunny_client *client, char* command)</text:p>
      <text:p text:style-name="P21"/>
      <text:p text:style-name="P62"><text:span text:style-name="T38"><text:tab/>client</text:span><text:span text:style-name="T32"> est un petit bout de donnée qui permet de parler avec le serveur.</text:span></text:p>
      <text:p text:style-name="P62"><text:span text:style-name="T32"><text:tab/></text:span><text:span text:style-name="T38">command</text:span><text:span text:style-name="T32"> est un mot qui contient ce que vous avez tapé au clavier.</text:span></text:p>
      <text:p text:style-name="P21"/>
      <text:p text:style-name="P62"><text:span text:style-name="T32"><text:tab/>Ce sont deux paramètres de la fonction </text:span><text:span text:style-name="T38">custom_command</text:span><text:span text:style-name="T32">. Cette fonction est appelée par le code existant, pour permettre de gérer le cas ou </text:span><text:span text:style-name="T38">command</text:span><text:span text:style-name="T32"> contiendrai une commande différente de celle de la page précédente. La fonction </text:span><text:span text:style-name="T38">custom_command</text:span><text:span text:style-name="T32"> renvoi vrai ou faux en fonction de si la commande est spéciale ou non mais elle exécute aussi cette commande.</text:span></text:p>
      <text:p text:style-name="P21"/>
      <text:p text:style-name="P62"><text:span text:style-name="T32"><text:tab/>Nous allons commencer simplement : remarquez dans la fonction </text:span><text:span text:style-name="T38">main</text:span><text:span text:style-name="T32"> la phrase suivante : bunny_client_write(client, &amp;buffer[0], bufsize – 1)… Cette phrase sert a envoyer au serveur, via le </text:span><text:span text:style-name="T38">client</text:span><text:span text:style-name="T32"> réseau, le contenu de </text:span><text:span text:style-name="T38">buffer</text:span><text:span text:style-name="T32">, dont la donnée est de taille </text:span><text:span text:style-name="T38">bufsize – 1</text:span><text:span text:style-name="T32">.</text:span></text:p>
      <text:p text:style-name="P17"/>
      <text:p text:style-name="P19"><text:tab/><text:span text:style-name="T42">Si nous écrivions </text:span><text:span text:style-name="T6">bunny_client_write(client, </text:span><text:span text:style-name="T5">"</text:span><text:span text:style-name="T6">left</text:span><text:span text:style-name="T5">", </text:span><text:span text:style-name="T6">4)</text:span><text:span text:style-name="T42">, nous demanderions au serveur d’aller à gauche.</text:span></text:p>
      <text:p text:style-name="P19"/>
      <text:p text:style-name="P19"><text:tab/><text:span text:style-name="T42">Vous allez donc commencer par écrire une commande « </text:span><text:span text:style-name="T6">explose</text:span><text:span text:style-name="T42"> » qui envoi un tir dans toutes les directions en même temps.</text:span></text:p>
      <text:p text:style-name="P17"/>
      <text:p text:style-name="P57"><text:span text:style-name="T34"><text:tab/></text:span><text:span text:style-name="T35">Pour voir si </text:span><text:span text:style-name="T39">command</text:span><text:span text:style-name="T35"> contient explose, vous utiliserez strcmp, qui renvoi 0 si deux mots sont égaux. Voici un appel à strcmp :</text:span></text:p>
      <text:p text:style-name="P70"><text:tab/><text:tab/><text:span text:style-name="T43">strcmp(command, </text:span>"<text:span text:style-name="T43">explose</text:span>"<text:span text:style-name="T43">)</text:span></text:p>
      <text:p text:style-name="P87"/>
      <text:p text:style-name="P59"><text:span text:style-name="T19">04</text:span><text:span text:style-name="T21"> – </text:span><text:span text:style-name="T22">T</text:span><text:span text:style-name="T20">raiter des commandes</text:span></text:p>
      <text:p text:style-name="P28"/>
      <text:p text:style-name="P33"/>
      <text:p text:style-name="P33"/>
      <text:p text:style-name="P63"><text:span text:style-name="T31"><text:tab/></text:span><text:span text:style-name="T32">L</text:span><text:span text:style-name="T36">a façon dont la commande « look » s’effectue est assez peu satisfaisante. Si nous pouvons nettoyer l’écran avant d’afficher ce qui est reçu, cela serait bien mieux.</text:span></text:p>
      <text:p text:style-name="P23"/>
      <text:p text:style-name="P63"><text:span text:style-name="T36"><text:tab/>Mais nous pouvons le faire : avec custom_reading, vous pouvez voir si la dernière commande tapée est « look » ! Pourquoi ne pas du coup appeler clear_screen avant d’afficher la carte ! La carte sera dans </text:span><text:span text:style-name="T40">message</text:span><text:span text:style-name="T36">, qui contient la réponse du serveur à la commande contenue dans </text:span><text:span text:style-name="T40">last_command…</text:span></text:p>
      <text:p text:style-name="P23"/>
      <text:p text:style-name="P23"/>
      <text:p text:style-name="P86"><text:span text:style-name="T19">0</text:span><text:span text:style-name="T23">5</text:span><text:span text:style-name="T21"> – </text:span><text:span text:style-name="T22">E</text:span><text:span text:style-name="T23">t maintenant ?</text:span></text:p>
      <text:p text:style-name="P29"/>
      <text:p text:style-name="P34"/>
      <text:p text:style-name="P34"/>
      <text:p text:style-name="P64"><text:span text:style-name="T31"><text:tab/></text:span><text:span text:style-name="T37">Inventez de nouvelles commandes : vous n’êtes pas limité : vous pouvez programmer une commande qui envoi une vague complexe de tir. Vous pouvez programmer un afficheur qui affiche la carte entière au fur et a mesure que vous la découvrez en combinant les commandes </text:span><text:span text:style-name="T41">look</text:span><text:span text:style-name="T37"> et </text:span><text:span text:style-name="T41">position</text:span><text:span text:style-name="T37">. Ce n’est pas forcement simple… mais vous avez la possibilité de le tent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utura (Light)" svg:font-family="'Futura (Light)'" style:font-pitch="variable"/>
    <style:font-face style:name="Futura Std" svg:font-family="'Futura Std'" style:font-pitch="variable"/>
    <style:font-face style:name="Liberation Serif1" svg:font-family="'Liberation Serif'" style:font-pitch="variable"/>
    <style:font-face style:name="Mephisto™" svg:font-family="Mephis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hadow="none" text:number-lines="false" text:line-number="0" style:writing-mode="page">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 style:family="paragraph" style:parent-style-name="Caption" style:class="extra"/>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style:font-family-asian="Arial"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Mephisto" style:family="paragraph" style:parent-style-name="Standard">
      <style:paragraph-properties fo:text-align="center" style:justify-single-word="false"/>
      <style:text-properties style:font-name="Futura Std" fo:font-family="'Futura Std'" style:font-pitch="variable" fo:font-size="40pt" officeooo:rsid="016ab6f5" style:font-size-asian="40pt" style:font-size-complex="4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4" style:family="table">
      <style:table-properties style:width="16.902cm" table:align="margins" style:writing-mode="page"/>
    </style:style>
    <style:style style:name="Table4.A" style:family="table-column">
      <style:table-column-properties style:column-width="5.634cm" style:rel-column-width="21844*"/>
    </style:style>
    <style:style style:name="Table4.B" style:family="table-column">
      <style:table-column-properties style:column-width="5.634cm" style:rel-column-width="21845*"/>
    </style:style>
    <style:style style:name="Table4.C" style:family="table-column">
      <style:table-column-properties style:column-width="5.634cm" style:rel-column-width="21846*"/>
    </style:style>
    <style:style style:name="Table4.A1" style:family="table-cell">
      <style:table-cell-properties fo:padding="0.097cm" fo:border="none"/>
    </style:style>
    <style:style style:name="MP1" style:family="paragraph" style:parent-style-name="Standard">
      <style:text-properties officeooo:paragraph-rsid="00161285"/>
    </style:style>
    <style:style style:name="MP2" style:family="paragraph" style:parent-style-name="Footer">
      <style:text-properties style:font-name="Futura Std" officeooo:rsid="002fb127" officeooo:paragraph-rsid="002fb127"/>
    </style:style>
    <style:style style:name="MP3" style:family="paragraph" style:parent-style-name="Table_20_Contents">
      <style:paragraph-properties fo:text-align="end" style:justify-single-word="false"/>
      <style:text-properties style:font-name="Futura Std" officeooo:rsid="002eae5b" officeooo:paragraph-rsid="01957581"/>
    </style:style>
    <style:style style:name="MP4" style:family="paragraph" style:parent-style-name="Footer">
      <style:text-properties style:font-name="Futura Std" officeooo:rsid="019f09bb" officeooo:paragraph-rsid="019f09bb"/>
    </style:style>
    <style:style style:name="MP5" style:family="paragraph" style:parent-style-name="Footer">
      <style:paragraph-properties fo:text-align="center" style:justify-single-word="false"/>
      <style:text-properties style:font-name="Futura Std" officeooo:paragraph-rsid="00356139"/>
    </style:style>
    <style:style style:name="MP6" style:family="paragraph" style:parent-style-name="Table_20_Contents">
      <style:paragraph-properties fo:text-align="end" style:justify-single-word="false"/>
      <style:text-properties officeooo:rsid="00161285" officeooo:paragraph-rsid="0016128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style-name="TableLine94890184483472">
            <table:table-cell table:style-name="Table3.A1" office:value-type="string">
              <text:p text:style-name="MP2"/>
            </table:table-cell>
            <table:table-cell table:style-name="Table3.A1" office:value-type="string">
              <text:p text:style-name="MP3"/>
            </table:table-cell>
          </table:table-row>
        </table:table>
        <text:p text:style-name="MP1"/>
      </style:header>
      <style:footer>
        <table:table table:name="Table4" table:style-name="Table4">
          <table:table-column table:style-name="Table4.A"/>
          <table:table-column table:style-name="Table4.B"/>
          <table:table-column table:style-name="Table4.C"/>
          <table:table-row table:style-name="TableLine94890185416656">
            <table:table-cell table:style-name="Table4.A1" office:value-type="string">
              <text:p text:style-name="MP4">Battle Royal</text:p>
            </table:table-cell>
            <table:table-cell table:style-name="Table4.A1" office:value-type="string">
              <text:p text:style-name="MP5"><text:page-number text:select-page="current">6</text:page-number>/<text:page-count>6</text:page-count></text:p>
            </table:table-cell>
            <table:table-cell table:style-name="Table4.A1" office:value-type="string">
              <text:p text:style-name="MP6"/>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6T17:54:03.115362682</meta:creation-date>
    <dc:date>2022-08-15T23:54:15.056982490</dc:date>
    <meta:editing-duration>P2DT22H4M50S</meta:editing-duration>
    <meta:editing-cycles>332</meta:editing-cycles>
    <meta:generator>LibreOffice/6.4.7.2$Linux_X86_64 LibreOffice_project/40$Build-2</meta:generator>
    <meta:document-statistic meta:table-count="2" meta:image-count="0" meta:object-count="0" meta:page-count="6" meta:paragraph-count="53" meta:word-count="806" meta:character-count="4728" meta:non-whitespace-character-count="3911"/>
  </office:meta>
</office:document-meta>
</file>